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79742" officeooo:paragraph-rsid="0007974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07e5b1" officeooo:paragraph-rsid="0007e5b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08139c" officeooo:paragraph-rsid="0008139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6dc73" officeooo:paragraph-rsid="0006dc7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Arial" fo:font-size="12pt" fo:font-weight="bold" officeooo:rsid="00097613" officeooo:paragraph-rsid="0009761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Arial" fo:font-size="12pt" fo:font-weight="bold" officeooo:rsid="000a0a08" officeooo:paragraph-rsid="000a0a0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Arial" fo:font-size="12pt" fo:font-weight="bold" officeooo:rsid="000a33a2" officeooo:paragraph-rsid="000a33a2" style:font-size-asian="12pt" style:font-weight-asian="bold" style:font-size-complex="12pt" style:font-weight-complex="bold"/>
    </style:style>
    <style:style style:name="T1" style:family="text">
      <style:text-properties officeooo:rsid="0005718a"/>
    </style:style>
    <style:style style:name="T2" style:family="text">
      <style:text-properties officeooo:rsid="0006dc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139c" style:font-style-asian="normal" style:font-weight-asian="normal" style:font-style-complex="normal" style:font-weight-complex="normal"/>
    </style:style>
    <style:style style:name="T8" style:family="text">
      <style:text-properties style:text-position="sub 58%" fo:font-style="normal" fo:font-weight="normal" officeooo:rsid="00097613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27 – </text:span>RAID 5 NO LINUX - CONFIGURAÇÃO E ADIÇÃO AO FSTAB</text:h>
      <text:p text:style-name="P2">*** <text:span text:style-name="T2">RAID 5 ***</text:span></text:p>
      <text:p text:style-name="P2"/>
      <text:p text:style-name="P6">Em nosso exemplo:</text:p>
      <text:p text:style-name="P6"/>
      <text:p text:style-name="P6">3 discos</text:p>
      <text:p text:style-name="P6"/>
      <text:p text:style-name="P6">/dev/sdb</text:p>
      <text:p text:style-name="P6">/dev/sdc</text:p>
      <text:p text:style-name="P6">/dev/sdd</text:p>
      <text:p text:style-name="P6"/>
      <text:p text:style-name="P6"><text:span text:style-name="T3">1. </text:span>Criar partições específicas para RAID nos discos (tipo fd)</text:p>
      <text:p text:style-name="P6"/>
      <text:p text:style-name="P3">2. <text:span text:style-name="T4">Criar a matriz RAID 5:</text:span></text:p>
      <text:p text:style-name="P3"><text:span text:style-name="T4">mdadm - - create - - force</text:span></text:p>
      <text:p text:style-name="P4"><text:span text:style-name="T4">clean /dev /md0 - - verbose - - level=5</text:span></text:p>
      <text:p text:style-name="P4"><text:span text:style-name="T4">- - raid-devices=3 </text:span><text:span text:style-name="T6">/</text:span><text:span text:style-name="T7">dev/sd[bcd]</text:span></text:p>
      <text:p text:style-name="P4"><text:span text:style-name="T7"/></text:p>
      <text:p text:style-name="P5"><text:span text:style-name="T5">3.</text:span><text:span text:style-name="T6"> <text:s/>Adicionar o array ao arquivo de configuração mdadm.conf:</text:span></text:p>
      <text:p text:style-name="P5"><text:span text:style-name="T6"/></text:p>
      <text:p text:style-name="P5"><text:span text:style-name="T6">mdadm -Es | grep md &gt;&gt; /etc/mdadm/mdadm.conf</text:span></text:p>
      <text:p text:style-name="P5"><text:span text:style-name="T8"/></text:p>
      <text:p text:style-name="P7"><text:span text:style-name="T5">4. </text:span><text:span text:style-name="T6">Formatar o array:</text:span></text:p>
      <text:p text:style-name="P7"><text:span text:style-name="T6">mkfs.ext4 /dev/md0</text:span></text:p>
      <text:p text:style-name="P7"><text:span text:style-name="T6"/></text:p>
      <text:p text:style-name="P8"><text:span text:style-name="T5">5. </text:span><text:span text:style-name="T6">Montar o dispositivo:</text:span></text:p>
      <text:p text:style-name="P8"><text:span text:style-name="T6">mount -t ext4 /dev/md0 /raid</text:span></text:p>
      <text:p text:style-name="P8"><text:span text:style-name="T6"/></text:p>
      <text:p text:style-name="P9"><text:span text:style-name="T5">6.</text:span><text:span text:style-name="T6"> Acrescentar o array ao fstab comando blkid para descobrir o UUID do array </text:span></text:p>
      <text:p text:style-name="P8"><text:span text:style-name="T6"/></text:p>
      <text:p text:style-name="P8"><text:span text:style-name="T6"/></text:p>
      <text:p text:style-name="P7"><text:span text:style-name="T6"/></text:p>
      <text:p text:style-name="P7"><text:span text:style-name="T6"/></text:p>
      <text:p text:style-name="P4"><text:span text:style-name="T4"/></text:p>
      <text:p text:style-name="P4"><text:span text:style-name="T4"/></text:p>
      <text:p text:style-name="P3"><text:span text:style-name="T4"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1T18:08:07.717673289</meta:creation-date>
    <dc:date>2020-02-01T19:19:20.115669517</dc:date>
    <meta:editing-duration>PT39M56S</meta:editing-duration>
    <meta:editing-cycles>5</meta:editing-cycles>
    <meta:generator>LibreOffice/6.3.4.2.0$Linux_X86_64 LibreOffice_project/30$Build-2</meta:generator>
    <meta:document-statistic meta:table-count="0" meta:image-count="0" meta:object-count="0" meta:page-count="1" meta:paragraph-count="19" meta:word-count="104" meta:character-count="569" meta:non-whitespace-character-count="481"/>
  </office:meta>
</office:document-meta>
</file>